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Green_20_Gradient_20_2" draw:opacity="30%" draw:textarea-vertical-align="middle"/>
    </style:style>
    <style:style style:name="gr2" style:family="graphic" style:parent-style-name="standard">
      <style:graphic-properties svg:stroke-color="#000000" draw:fill="gradient" draw:fill-gradient-name="Green_20_Gradient_20_2" draw:textarea-vertical-align="middle"/>
    </style:style>
    <style:style style:name="gr3" style:family="graphic" style:parent-style-name="standard">
      <style:graphic-properties draw:stroke="none" svg:stroke-color="#000000" draw:fill="none" fo:min-height="5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333333" fo:font-size="14pt" style:text-underline-style="none" style:font-size-asian="14pt" style:font-size-complex="14pt"/>
    </style:style>
    <style:style style:name="T3" style:family="text">
      <style:text-properties fo:font-family="'Bradley Hand ITC'" style:font-family-generic="script" style:font-pitch="variable"/>
    </style:style>
    <style:style style:name="T4" style:family="text">
      <style:text-properties fo:font-family="'Bradley Hand ITC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Bradley Hand ITC'" style:font-family-generic="script" style:font-pitch="variable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3" draw:layer="layout" svg:width="11.9cm" svg:height="0.9cm" svg:x="1.9cm" svg:y="1.7cm">
          <text:p text:style-name="P2"><text:span text:style-name="T1">Willkommen</text:span><text:span text:style-name="T2"> &gt;&gt;Versand- und Zahlungsinformation</text:span></text:p>
        </draw:rect>
        <draw:rect draw:style-name="gr2" draw:text-style-name="P2" draw:layer="layout" svg:width="12.2cm" svg:height="1.5cm" svg:x="3.8cm" svg:y="3.8cm">
          <text:p text:style-name="P2">H2 <text:span text:style-name="T3">(</text:span><text:span text:style-name="T4">Bradley Hand ITC</text:span><text:span text:style-name="T3">)</text:span><text:span text:style-name="T5">Versandinformation</text:span></text:p>
        </draw:rect>
        <draw:frame draw:style-name="gr3" draw:layer="layout" svg:width="19cm" svg:height="6cm" svg:x="1cm" svg:y="6.5cm">
          <draw:text-box>
            <text:p><text:span text:style-name="T6">Ich versende meine Ware nur innerhalb Deutschlands. Der Versand erfolgt mit Hermes, DHL oder der Deutschen Post. </text:span></text:p>
            <text:p><text:span text:style-name="T6"/></text:p>
            <text:p><text:span text:style-name="T6">Versand innerhalb 3-5 Werktage. </text:span></text:p>
            <text:p><text:span text:style-name="T6"/></text:p>
            <text:p><text:span text:style-name="T6">Wenn die Ware nicht bei Ihnen ankommt oder Sie kommt beschädigt bei Ihnen an, dann Hafte ich nicht dafür.</text:span></text:p>
          </draw:text-box>
        </draw:frame>
        <draw:rect draw:style-name="gr2" draw:text-style-name="P2" draw:layer="layout" svg:width="13.8cm" svg:height="1.9cm" svg:x="2.7cm" svg:y="13.3cm">
          <text:p text:style-name="P2">H2 (B<text:span text:style-name="T7">radley Hand ITC</text:span>) <text:span text:style-name="T5">Zahlungsinformation</text:span></text:p>
        </draw:rect>
        <draw:frame draw:style-name="gr4" draw:layer="layout" svg:width="14.972cm" svg:height="3.099cm" svg:x="2.2cm" svg:y="17.3cm">
          <draw:text-box>
            <text:p>Ich biete Ihnen folgende Zahlungsmöglichkeiten an:</text:p>
            <text:list text:style-name="L1">
              <text:list-item>
                <text:p>PAYPAL</text:p>
              </text:list-item>
              <text:list-item>
                <text:p>VORKASSE</text:p>
              </text:list-item>
              <text:list-item>
                <text:p>ECHTZEIT ÜBERWEISUNG</text:p>
              </text:list-item>
            </text:list>
          </draw:text-box>
        </draw:frame>
        <draw:rect draw:style-name="gr2" draw:text-style-name="P2" draw:layer="layout" svg:width="13.4cm" svg:height="1.3cm" svg:x="1.5cm" svg:y="23.3cm">
          <text:p text:style-name="P2">Weitere Informationen: AGBs</text:p>
        </draw:rect>
        <draw:rect draw:style-name="gr2" draw:text-style-name="P1" draw:layer="layout" svg:width="5.5cm" svg:height="1.3cm" svg:x="1.7cm" svg:y="26.5cm">
          <text:p text:style-name="P1">Zurück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23:00:15.66</meta:creation-date>
    <dc:date>2025-08-23T23:29:02.16</dc:date>
    <dc:creator>Emine Leanza</dc:creator>
    <meta:editing-duration>PT11M43S</meta:editing-duration>
    <meta:editing-cycles>2</meta:editing-cycles>
    <meta:generator>OpenOffice/4.1.15$Win32 OpenOffice.org_project/4115m2$Build-9813</meta:generator>
    <meta:document-statistic meta:object-count="8"/>
  </office:meta>
</office:document-meta>
</file>